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3.530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fe.maker" table:style-name="ta1">
        <table:shapes>
          <draw:frame draw:z-index="0" draw:style-name="gr1" draw:text-style-name="P1" svg:width="10.3598in" svg:height="5.8272in" svg:x="8.3764in" svg:y="0.0394in">
            <draw:object draw:notify-on-update-of-ranges="'safe.maker'.D2:'safe.maker'.D4 'safe.maker'.G1:'safe.maker'.G1 'safe.maker'.G2:'safe.maker'.G4 'safe.maker'.E1:'safe.maker'.E1 'safe.maker'.E2:'safe.maker'.E4 'safe.maker'.I1:'safe.maker'.I1 'safe.maker'.I2:'safe.maker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4"/>
          <table:table-cell office:value-type="string" calcext:value-type="string">
            <text:p>Number Of Repeats</text:p>
          </table:table-cell>
          <table:table-cell/>
          <table:table-cell office:value-type="string" calcext:value-type="string">
            <text:p>Total Lines – 1000</text:p>
          </table:table-cell>
          <table:table-cell/>
          <table:table-cell office:value-type="string" calcext:value-type="string">
            <text:p>Repea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448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125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125M</text:p>
          </table:table-cell>
          <table:table-cell office:value-type="string" calcext:value-type="string">
            <text:p>safe.EleutherAI/gpt-neo-125M.compare.tsv = 448/1000</text:p>
          </table:table-cell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367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1.3B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1.3B</text:p>
          </table:table-cell>
          <table:table-cell office:value-type="string" calcext:value-type="string">
            <text:p>safe.EleutherAI/gpt-neo-1.3B.compare.tsv = 367/1000</text:p>
          </table:table-cell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79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2.7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2.7B</text:p>
          </table:table-cell>
          <table:table-cell office:value-type="string" calcext:value-type="string">
            <text:p>safe.EleutherAI/gpt-neo-2.7B.compare.tsv = 79/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12:02:54.189115224</dc:date>
    <meta:editing-duration>PT7M9S</meta:editing-duration>
    <meta:editing-cycles>5</meta:editing-cycles>
    <meta:generator>LibreOffice/7.3.4.2$Linux_X86_64 LibreOffice_project/3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15cm" svg:height="14.802cm" xlink:href=".." xlink:type="simple" chart:class="chart:bar" chart:column-mapping="1 0 2" chart:style-name="ch1">
        <chart:title svg:x="11.341cm" svg:y="0.432cm" chart:style-name="ch2">
          <text:p>Recordings/Skills</text:p>
        </chart:title>
        <chart:legend chart:legend-position="end" svg:x="22.517cm" svg:y="6.604cm" style:legend-expansion="high" chart:style-name="ch3"/>
        <chart:plot-area chart:style-name="ch4" table:cell-range-address="'safe.maker'.D2:'safe.maker'.E4 'safe.maker'.G1:'safe.maker'.G4 'safe.maker'.D1:'safe.maker'.E1 'safe.maker'.I1:'safe.maker'.I4" chart:data-source-has-labels="both" svg:x="0.526cm" svg:y="1.507cm" svg:width="21.465cm" svg:height="12.999cm">
          <chart:coordinate-region svg:x="1.518cm" svg:y="1.707cm" svg:width="20.473cm" svg:height="12.152cm"/>
          <chart:axis chart:dimension="x" chart:name="primary-x" chart:style-name="ch5" chartooo:axis-type="auto">
            <chartooo:date-scale/>
            <chart:categories table:cell-range-address="'safe.maker'.D2:'safe.maker'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fe.maker'.G2:'safe.maker'.G4" chart:label-cell-address="'safe.maker'.G1:'safe.maker'.G1" chart:class="chart:bar">
            <chart:data-point chart:repeated="3"/>
          </chart:series>
          <chart:series chart:style-name="ch9" chart:values-cell-range-address="'safe.maker'.E2:'safe.maker'.E4" chart:label-cell-address="'safe.maker'.E1:'safe.maker'.E1" chart:class="chart:bar">
            <chart:data-point chart:repeated="3"/>
          </chart:series>
          <chart:series chart:style-name="ch10" chart:values-cell-range-address="'safe.maker'.I2:'safe.maker'.I4" chart:label-cell-address="'safe.maker'.I1:'safe.maker'.I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Lines – 1000</text:p>
                <draw:g>
                  <svg:desc>'safe.maker'.G1:'safe.maker'.G1</svg:desc>
                </draw:g>
              </table:table-cell>
              <table:table-cell office:value-type="string">
                <text:p>Number Of Repeats</text:p>
                <draw:g>
                  <svg:desc>'safe.maker'.E1:'safe.maker'.E1</svg:desc>
                </draw:g>
              </table:table-cell>
              <table:table-cell office:value-type="string">
                <text:p>Repeat Count</text:p>
                <draw:g>
                  <svg:desc>'safe.maker'.I1:'safe.mak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 125M</text:p>
                <draw:g>
                  <svg:desc>'safe.maker'.D2:'safe.maker'.D4</svg:desc>
                </draw:g>
              </table:table-cell>
              <table:table-cell office:value-type="float" office:value="1000">
                <text:p>1000</text:p>
                <draw:g>
                  <svg:desc>'safe.maker'.G2:'safe.maker'.G4</svg:desc>
                </draw:g>
              </table:table-cell>
              <table:table-cell office:value-type="float" office:value="448">
                <text:p>448</text:p>
                <draw:g>
                  <svg:desc>'safe.maker'.E2:'safe.maker'.E4</svg:desc>
                </draw:g>
              </table:table-cell>
              <table:table-cell office:value-type="float" office:value="74">
                <text:p>74</text:p>
                <draw:g>
                  <svg:desc>'safe.maker'.I2:'safe.maker'.I4</svg:desc>
                </draw:g>
              </table:table-cell>
            </table:table-row>
            <table:table-row>
              <table:table-cell office:value-type="string">
                <text:p>Size 1.3B</text:p>
              </table:table-cell>
              <table:table-cell office:value-type="float" office:value="1000">
                <text:p>1000</text:p>
              </table:table-cell>
              <table:table-cell office:value-type="float" office:value="367">
                <text:p>3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ize 2.7B</text:p>
              </table:table-cell>
              <table:table-cell office:value-type="float" office:value="1000">
                <text:p>1000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